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text-align="start" style:justify-single-word="false" fo:orphans="2" fo:widows="2" style:text-autospace="none"/>
      <style:text-properties fo:font-variant="normal" fo:text-transform="none" fo:color="#000000" style:font-name="Times New Roman1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9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0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2" fo:font-size="14pt"/>
    </style:style>
    <style:style style:name="T5" style:family="text">
      <style:text-properties style:font-name="Times New Roman2" fo:font-size="14pt" fo:font-style="italic" style:font-style-asian="italic" style:font-style-complex="italic"/>
    </style:style>
    <style:style style:name="T6" style:family="text">
      <style:text-properties fo:color="#ff6600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2" fo:letter-spacing="normal" fo:font-style="normal"/>
    </style:style>
    <style:style style:name="T8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color="#ff0000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Deviations from '</text:span><text:span text:style-name="T8">Simula Standard</text:span><text:span text:style-name="T7">'</text:span></text:h>
      <text:p text:style-name="P8"/>
      <text:p text:style-name="P7"><text:span text:style-name="T4">The current version of this SIMULA system differs from the </text:span><text:span text:style-name="T5">Simula Standard</text:span><text:span text:style-name="T4"> in some areas. Following the chapters of <text:s/></text:span><text:span text:style-name="T5">Simula Standard</text:span><text:span text:style-name="T4">, this is a complete list:</text:span></text:p>
      <text:p text:style-name="P4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4"/>
      <text:p text:style-name="P1">4 <text:s text:c="2"/>Switches and labels "seen" through inspection are illegal (and not</text:p>
      <text:p text:style-name="P2"><text:s text:c="4"/><text:span text:style-name="T1">invisible as the Standard demands). <text:s text:c="26"/></text:span><text:span text:style-name="T6">(SJEKK DETTE)</text:span></text:p>
      <text:p text:style-name="P4"/>
      <text:p text:style-name="P1">6 <text:s text:c="2"/>External non-SIMULA procedures are NOT IMPLEMENTED.</text:p>
      <text:p text:style-name="P4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Instead, the default seed in the Java Library is used.</text:p>
      <text:p text:style-name="P4"/>
      <text:p text:style-name="P9"/>
      <text:p text:style-name="P9">Remaining Work</text:p>
      <text:p text:style-name="P10"><text:span text:style-name="T9">Fullfør File-procedure: <text:s/>setaccess. <text:s/>Ihvertfall <text:s/></text:span><text:span text:style-name="T10">CREATE <text:s/>og <text:s/>PURGE</text:span></text:p>
      <text:p text:style-name="P3"/>
      <text:p text:style-name="P5">Fullfør implementasjonen av Real values</text:p>
      <text:p text:style-name="P6">Herunder edit/deedit med avrunding av mantisse</text:p>
      <text:p text:style-name="P6"/>
      <text:p text:style-name="P6">Fullfør Goto/Label/Switch med byte-kode mekking</text:p>
      <text:p text:style-name="P6"/>
      <text:p text:style-name="P6">Forbedre Syntax-checking, spesiellt recovery, Prøv: if ..... then then</text:p>
      <text:p text:style-name="P5"/>
      <text:p text:style-name="P5">Forbedre Semantic Checking</text:p>
      <text:p text:style-name="P6">Bl.a. check 'standalone expression' for lovlighet</text:p>
      <text:p text:style-name="P6"/>
      <text:p text:style-name="P6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7-07T11:44:01.71</dc:date>
    <dc:creator>Øystein Myhre Andersen</dc:creator>
    <meta:editing-duration>P3DT16H4M17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1" meta:paragraph-count="19" meta:word-count="151" meta:character-count="1071"/>
  </office:meta>
</office:document-meta>
</file>